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number-columns-repeated="1013" table:default-cell-style-name="Default"/>
        <table:table-row table:style-name="ro1" table:number-rows-repeated="2"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/>
          <table:table-cell table:style-name="Default" table:formula="of:=100 - [.C18]*100/[.B18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- [.E18]*100/[.D18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 [.G18]*100/[.F18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- [.I18]*100/[.H18]" office:value-type="float" office:value="32.6580475314653" calcext:value-type="float">
            <text:p>32.6580475314653</text:p>
          </table:table-cell>
          <table:table-cell table:style-name="Default" office:value-type="string" calcext:value-type="string">
            <text:p>% mas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table:formula="of:=100 - [.C19]*100/[.B19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- [.E19]*100/[.D19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 [.G19]*100/[.F19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- [.I19]*100/[.H19]" office:value-type="float" office:value="35.1377228610879" calcext:value-type="float">
            <text:p>35.1377228610879</text:p>
          </table:table-cell>
          <table:table-cell table:style-name="Default" office:value-type="string" calcext:value-type="string">
            <text:p>% mas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table:formula="of:=100 - [.C20]*100/[.B20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- [.E20]*100/[.D20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 [.G20]*100/[.F20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- [.I20]*100/[.H20]" office:value-type="float" office:value="33.9452802274867" calcext:value-type="float">
            <text:p>33.9452802274867</text:p>
          </table:table-cell>
          <table:table-cell table:style-name="Default" office:value-type="string" calcext:value-type="string">
            <text:p>% mas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table:formula="of:=100 - [.C21]*100/[.B21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- [.E21]*100/[.D21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 [.G21]*100/[.F21]" office:value-type="float" office:value="100" calcext:value-type="float">
            <text:p>100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- [.I21]*100/[.H21]" office:value-type="float" office:value="78.9409655525675" calcext:value-type="float">
            <text:p>78.9409655525675</text:p>
          </table:table-cell>
          <table:table-cell table:style-name="Default" office:value-type="string" calcext:value-type="string">
            <text:p>% mas</text:p>
          </table:table-cell>
          <table:table-cell table:number-columns-repeated="1013"/>
        </table:table-row>
        <table:table-row table:style-name="ro1" table:number-rows-repeated="2"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Optimal</text:p>
          </table:table-cell>
          <table:covered-table-cell table:number-columns-repeated="3" table:style-name="Default"/>
          <table:covered-table-cell table:style-name="ce9"/>
          <table:covered-table-cell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Cars Flow</text:p>
          </table:table-cell>
          <table:table-cell table:style-name="ce5" office:value-type="string" calcext:value-type="string" table:number-columns-spanned="2" table:number-rows-spanned="1">
            <text:p>Fre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Low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Moderate</text:p>
          </table:table-cell>
          <table:covered-table-cell/>
          <table:table-cell table:style-name="ce6" office:value-type="string" calcext:value-type="string" table:number-columns-spanned="2" table:number-rows-spanned="1">
            <text:p>High</text:p>
          </table:table-cell>
          <table:covered-table-cell/>
          <table:table-cell table:style-name="ce8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1" office:value-type="string" calcext:value-type="string">
            <text:p>Cars Inserted</text:p>
          </table:table-cell>
          <table:table-cell table:style-name="ce5" office:value-type="float" office:value="707" calcext:value-type="float" table:number-columns-spanned="2" table:number-rows-spanned="1">
            <text:p>707</text:p>
          </table:table-cell>
          <table:covered-table-cell table:style-name="ce1"/>
          <table:table-cell table:style-name="ce5" office:value-type="float" office:value="778" calcext:value-type="float" table:number-columns-spanned="2" table:number-rows-spanned="1">
            <text:p>778</text:p>
          </table:table-cell>
          <table:covered-table-cell table:style-name="ce1"/>
          <table:table-cell table:style-name="ce6" office:value-type="float" office:value="804" calcext:value-type="float" table:number-columns-spanned="2" table:number-rows-spanned="1">
            <text:p>804</text:p>
          </table:table-cell>
          <table:covered-table-cell/>
          <table:table-cell table:style-name="ce6" office:value-type="float" office:value="880" calcext:value-type="float" table:number-columns-spanned="2" table:number-rows-spanned="1">
            <text:p>88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Signal Logic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Controlled</text:p>
          </table:table-cell>
          <table:table-cell/>
          <table:table-cell office:value-type="string" calcext:value-type="string">
            <text:p>Moderate </text:p>
          </table:table-cell>
          <table:table-cell office:value-type="float" office:value="1554" calcext:value-type="float">
            <text:p>1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mulation Duration</text:p>
          </table:table-cell>
          <table:table-cell office:value-type="float" office:value="2249" calcext:value-type="float">
            <text:p>2249</text:p>
          </table:table-cell>
          <table:table-cell/>
          <table:table-cell office:value-type="float" office:value="3349" calcext:value-type="float">
            <text:p>3349</text:p>
          </table:table-cell>
          <table:table-cell/>
          <table:table-cell office:value-type="float" office:value="3841" calcext:value-type="float">
            <text:p>3841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4416" calcext:value-type="float">
            <text:p>4416</text:p>
          </table:table-cell>
          <table:table-cell/>
          <table:table-cell office:value-type="string" calcext:value-type="string">
            <text:p>High</text:p>
          </table:table-cell>
          <table:table-cell office:value-type="float" office:value="1915" calcext:value-type="float">
            <text:p>1915</text:p>
          </table:table-cell>
          <table:table-cell table:formula="of:=100-[.L12]*100/[.L13]" office:value-type="float" office:value="18.8511749347258" calcext:value-type="float">
            <text:p>18.8511749347258</text:p>
          </table:table-cell>
          <table:table-cell office:value-type="string" calcext:value-type="string">
            <text:p>% mas auto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port Ja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leport Yie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lis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. Speed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.87" calcext:value-type="float">
            <text:p>1.87</text:p>
          </table:table-cell>
          <table:table-cell/>
          <table:table-cell office:value-type="float" office:value="1.81" calcext:value-type="float">
            <text:p>1.81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.68" calcext:value-type="float">
            <text:p>1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vg. </text:span>Trip Duration</text:p>
          </table:table-cell>
          <table:table-cell office:value-type="float" office:value="251.85" calcext:value-type="float">
            <text:p>251.85</text:p>
          </table:table-cell>
          <table:table-cell/>
          <table:table-cell office:value-type="float" office:value="458.18" calcext:value-type="float">
            <text:p>458.18</text:p>
          </table:table-cell>
          <table:table-cell/>
          <table:table-cell office:value-type="float" office:value="535.73" calcext:value-type="float">
            <text:p>535.73</text:p>
          </table:table-cell>
          <table:table-cell/>
          <table:table-cell office:value-type="float" office:value="1109.16" calcext:value-type="float">
            <text:p>1109.16</text:p>
          </table:table-cell>
          <table:table-cell office:value-type="float" office:value="746.93" calcext:value-type="float">
            <text:p>746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vg. </text:span>Waiting Time</text:p>
          </table:table-cell>
          <table:table-cell office:value-type="float" office:value="171.62" calcext:value-type="float">
            <text:p>171.62</text:p>
          </table:table-cell>
          <table:table-cell/>
          <table:table-cell office:value-type="float" office:value="369.08" calcext:value-type="float">
            <text:p>369.08</text:p>
          </table:table-cell>
          <table:table-cell/>
          <table:table-cell office:value-type="float" office:value="442.9" calcext:value-type="float">
            <text:p>442.9</text:p>
          </table:table-cell>
          <table:table-cell/>
          <table:table-cell office:value-type="float" office:value="992.21" calcext:value-type="float">
            <text:p>992.21</text:p>
          </table:table-cell>
          <table:table-cell office:value-type="float" office:value="643.57" calcext:value-type="float">
            <text:p>643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vg. </text:span>Time Loss</text:p>
          </table:table-cell>
          <table:table-cell office:value-type="float" office:value="204.12" calcext:value-type="float">
            <text:p>204.12</text:p>
          </table:table-cell>
          <table:table-cell/>
          <table:table-cell office:value-type="float" office:value="407.83" calcext:value-type="float">
            <text:p>407.83</text:p>
          </table:table-cell>
          <table:table-cell/>
          <table:table-cell office:value-type="float" office:value="482.21" calcext:value-type="float">
            <text:p>482.21</text:p>
          </table:table-cell>
          <table:table-cell/>
          <table:table-cell office:value-type="float" office:value="1040.94" calcext:value-type="float">
            <text:p>1040.94</text:p>
          </table:table-cell>
          <table:table-cell office:value-type="float" office:value="687.59" calcext:value-type="float">
            <text:p>687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vg. </text:span>Depart Delay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6.25" calcext:value-type="float">
            <text:p>6.25</text:p>
          </table:table-cell>
          <table:table-cell/>
          <table:table-cell office:value-type="float" office:value="29.69" calcext:value-type="float">
            <text:p>29.69</text:p>
          </table:table-cell>
          <table:table-cell/>
          <table:table-cell office:value-type="float" office:value="156.18" calcext:value-type="float">
            <text:p>156.18</text:p>
          </table:table-cell>
          <table:table-cell office:value-type="float" office:value="32.89" calcext:value-type="float">
            <text:p>32.89</text:p>
          </table:table-cell>
          <table:table-cell table:number-columns-repeated="1013"/>
        </table:table-row>
        <table:table-row table:style-name="ro1"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4" table:number-columns-repeated="1022"/>
        </table:table-row>
        <table:table-row table:style-name="ro1" table:number-rows-repeated="2"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/>
          <table:table-cell table:style-name="Default" table:formula="of:=100 - [.C40]*100/[.B40]" office:value-type="float" office:value="6.18829337094499" calcext:value-type="float">
            <text:p>6.18829337094499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[.E40]*100/[.D40]" office:value-type="float" office:value="41.7364916889352" calcext:value-type="float">
            <text:p>41.7364916889352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 [.G40]*100/[.F40]" office:value-type="float" office:value="47.1325734853029" calcext:value-type="float">
            <text:p>47.1325734853029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[.I40]*100/[.H40]" office:value-type="float" office:value="50.1184672164761" calcext:value-type="float">
            <text:p>50.1184672164761</text:p>
          </table:table-cell>
          <table:table-cell table:style-name="Default" office:value-type="string" calcext:value-type="string">
            <text:p>% mas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table:formula="of:=100 - [.C41]*100/[.B41]" office:value-type="float" office:value="21.4593430263866" calcext:value-type="float">
            <text:p>21.4593430263866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[.E41]*100/[.D41]" office:value-type="float" office:value="63.7620918984281" calcext:value-type="float">
            <text:p>63.7620918984281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 [.G41]*100/[.F41]" office:value-type="float" office:value="63.5667584308328" calcext:value-type="float">
            <text:p>63.5667584308328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[.I41]*100/[.H41]" office:value-type="float" office:value="63.3425138464332" calcext:value-type="float">
            <text:p>63.3425138464332</text:p>
          </table:table-cell>
          <table:table-cell table:style-name="Default" office:value-type="string" calcext:value-type="string">
            <text:p>% mas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table:formula="of:=100 - [.C42]*100/[.B42]" office:value-type="float" office:value="12.057712126417" calcext:value-type="float">
            <text:p>12.057712126417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[.E42]*100/[.D42]" office:value-type="float" office:value="54.6888902070111" calcext:value-type="float">
            <text:p>54.6888902070111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 [.G42]*100/[.F42]" office:value-type="float" office:value="56.0685779734421" calcext:value-type="float">
            <text:p>56.0685779734421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[.I42]*100/[.H42]" office:value-type="float" office:value="56.7225248234344" calcext:value-type="float">
            <text:p>56.7225248234344</text:p>
          </table:table-cell>
          <table:table-cell table:style-name="Default" office:value-type="string" calcext:value-type="string">
            <text:p>% mas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table:formula="of:=100 - [.C43]*100/[.B43]" office:value-type="float" office:value="14.2857142857143" calcext:value-type="float">
            <text:p>14.2857142857143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[.E43]*100/[.D43]" office:value-type="float" office:value="83.8111298482293" calcext:value-type="float">
            <text:p>83.8111298482293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 [.G43]*100/[.F43]" office:value-type="float" office:value="96.6676857230205" calcext:value-type="float">
            <text:p>96.6676857230205</text:p>
          </table:table-cell>
          <table:table-cell table:style-name="Default" office:value-type="string" calcext:value-type="string">
            <text:p>% mas</text:p>
          </table:table-cell>
          <table:table-cell table:style-name="Default" table:formula="of:=100 -[.I43]*100/[.H43]" office:value-type="float" office:value="83.5363495746326" calcext:value-type="float">
            <text:p>83.5363495746326</text:p>
          </table:table-cell>
          <table:table-cell table:style-name="Default" office:value-type="string" calcext:value-type="string">
            <text:p>% mas</text:p>
          </table:table-cell>
          <table:table-cell table:number-columns-repeated="1013"/>
        </table:table-row>
        <table:table-row table:style-name="ro1"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San Diego</text:p>
          </table:table-cell>
          <table:covered-table-cell table:number-columns-repeated="3" table:style-name="Default"/>
          <table:covered-table-cell table:style-name="ce9"/>
          <table:covered-table-cell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Cars Flow</text:p>
          </table:table-cell>
          <table:table-cell table:style-name="ce5" office:value-type="string" calcext:value-type="string" table:number-columns-spanned="2" table:number-rows-spanned="1">
            <text:p>Fre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Low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Moderate</text:p>
          </table:table-cell>
          <table:covered-table-cell/>
          <table:table-cell table:style-name="ce6" office:value-type="string" calcext:value-type="string" table:number-columns-spanned="2" table:number-rows-spanned="1">
            <text:p>High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Cars Inserted</text:p>
          </table:table-cell>
          <table:table-cell table:style-name="ce5" office:value-type="float" office:value="587" calcext:value-type="float" table:number-columns-spanned="2" table:number-rows-spanned="1">
            <text:p>587</text:p>
          </table:table-cell>
          <table:covered-table-cell table:style-name="ce1"/>
          <table:table-cell table:style-name="ce5" office:value-type="float" office:value="947" calcext:value-type="float" table:number-columns-spanned="2" table:number-rows-spanned="1">
            <text:p>947</text:p>
          </table:table-cell>
          <table:covered-table-cell table:style-name="ce1"/>
          <table:table-cell table:style-name="ce6" office:value-type="float" office:value="1145" calcext:value-type="float" table:number-columns-spanned="2" table:number-rows-spanned="1">
            <text:p>1145</text:p>
          </table:table-cell>
          <table:covered-table-cell/>
          <table:table-cell table:style-name="ce6" office:value-type="float" office:value="1292" calcext:value-type="float" table:number-columns-spanned="2" table:number-rows-spanned="1">
            <text:p>1292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Signal Logic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Controll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mulation Duration</text:p>
          </table:table-cell>
          <table:table-cell office:value-type="float" office:value="2013" calcext:value-type="float">
            <text:p>2013</text:p>
          </table:table-cell>
          <table:table-cell office:value-type="float" office:value="1999" calcext:value-type="float">
            <text:p>1999</text:p>
          </table:table-cell>
          <table:table-cell office:value-type="float" office:value="2556" calcext:value-type="float">
            <text:p>2556</text:p>
          </table:table-cell>
          <table:table-cell office:value-type="float" office:value="1971" calcext:value-type="float">
            <text:p>1971</text:p>
          </table:table-cell>
          <table:table-cell office:value-type="float" office:value="3406" calcext:value-type="float">
            <text:p>3406</text:p>
          </table:table-cell>
          <table:table-cell office:value-type="float" office:value="2074" calcext:value-type="float">
            <text:p>2074</text:p>
          </table:table-cell>
          <table:table-cell office:value-type="float" office:value="3869" calcext:value-type="float">
            <text:p>3869</text:p>
          </table:table-cell>
          <table:table-cell office:value-type="float" office:value="2402" calcext:value-type="float">
            <text:p>2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leport J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leport Y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lis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. Speed</text:p>
          </table:table-cell>
          <table:table-cell office:value-type="float" office:value="5.36" calcext:value-type="float">
            <text:p>5.36</text:p>
          </table:table-cell>
          <table:table-cell office:value-type="float" office:value="5.62" calcext:value-type="float">
            <text:p>5.62</text:p>
          </table:table-cell>
          <table:table-cell office:value-type="float" office:value="4.02" calcext:value-type="float">
            <text:p>4.02</text:p>
          </table:table-cell>
          <table:table-cell office:value-type="float" office:value="4.95" calcext:value-type="float">
            <text:p>4.95</text:p>
          </table:table-cell>
          <table:table-cell office:value-type="float" office:value="3.1" calcext:value-type="float">
            <text:p>3.1</text:p>
          </table:table-cell>
          <table:table-cell office:value-type="float" office:value="4.03" calcext:value-type="float">
            <text:p>4.03</text:p>
          </table:table-cell>
          <table:table-cell office:value-type="float" office:value="2.69" calcext:value-type="float">
            <text:p>2.69</text:p>
          </table:table-cell>
          <table:table-cell office:value-type="float" office:value="3.61" calcext:value-type="float">
            <text:p>3.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vg. </text:span>Trip Duration</text:p>
          </table:table-cell>
          <table:table-cell office:value-type="float" office:value="113.44" calcext:value-type="float">
            <text:p>113.44</text:p>
          </table:table-cell>
          <table:table-cell office:value-type="float" office:value="106.42" calcext:value-type="float">
            <text:p>106.42</text:p>
          </table:table-cell>
          <table:table-cell office:value-type="float" office:value="220.79" calcext:value-type="float">
            <text:p>220.79</text:p>
          </table:table-cell>
          <table:table-cell office:value-type="float" office:value="128.64" calcext:value-type="float">
            <text:p>128.64</text:p>
          </table:table-cell>
          <table:table-cell office:value-type="float" office:value="333.4" calcext:value-type="float">
            <text:p>333.4</text:p>
          </table:table-cell>
          <table:table-cell office:value-type="float" office:value="176.26" calcext:value-type="float">
            <text:p>176.26</text:p>
          </table:table-cell>
          <table:table-cell office:value-type="float" office:value="438.94" calcext:value-type="float">
            <text:p>438.94</text:p>
          </table:table-cell>
          <table:table-cell office:value-type="float" office:value="218.95" calcext:value-type="float">
            <text:p>218.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vg. </text:span>Waiting Time</text:p>
          </table:table-cell>
          <table:table-cell office:value-type="float" office:value="37.14" calcext:value-type="float">
            <text:p>37.14</text:p>
          </table:table-cell>
          <table:table-cell office:value-type="float" office:value="29.17" calcext:value-type="float">
            <text:p>29.17</text:p>
          </table:table-cell>
          <table:table-cell office:value-type="float" office:value="132.32" calcext:value-type="float">
            <text:p>132.32</text:p>
          </table:table-cell>
          <table:table-cell office:value-type="float" office:value="47.95" calcext:value-type="float">
            <text:p>47.95</text:p>
          </table:table-cell>
          <table:table-cell office:value-type="float" office:value="232.48" calcext:value-type="float">
            <text:p>232.48</text:p>
          </table:table-cell>
          <table:table-cell office:value-type="float" office:value="84.7" calcext:value-type="float">
            <text:p>84.7</text:p>
          </table:table-cell>
          <table:table-cell office:value-type="float" office:value="330.41" calcext:value-type="float">
            <text:p>330.41</text:p>
          </table:table-cell>
          <table:table-cell office:value-type="float" office:value="121.12" calcext:value-type="float">
            <text:p>121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vg. </text:span>Time Loss</text:p>
          </table:table-cell>
          <table:table-cell office:value-type="float" office:value="58.22" calcext:value-type="float">
            <text:p>58.22</text:p>
          </table:table-cell>
          <table:table-cell office:value-type="float" office:value="51.2" calcext:value-type="float">
            <text:p>51.2</text:p>
          </table:table-cell>
          <table:table-cell office:value-type="float" office:value="168.59" calcext:value-type="float">
            <text:p>168.59</text:p>
          </table:table-cell>
          <table:table-cell office:value-type="float" office:value="76.39" calcext:value-type="float">
            <text:p>76.39</text:p>
          </table:table-cell>
          <table:table-cell office:value-type="float" office:value="279.39" calcext:value-type="float">
            <text:p>279.39</text:p>
          </table:table-cell>
          <table:table-cell office:value-type="float" office:value="122.74" calcext:value-type="float">
            <text:p>122.74</text:p>
          </table:table-cell>
          <table:table-cell office:value-type="float" office:value="383.71" calcext:value-type="float">
            <text:p>383.71</text:p>
          </table:table-cell>
          <table:table-cell office:value-type="float" office:value="166.06" calcext:value-type="float">
            <text:p>166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vg. </text:span>Depart Delay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5.93" calcext:value-type="float">
            <text:p>5.93</text:p>
          </table:table-cell>
          <table:table-cell office:value-type="float" office:value="0.96" calcext:value-type="float">
            <text:p>0.96</text:p>
          </table:table-cell>
          <table:table-cell office:value-type="float" office:value="65.42" calcext:value-type="float">
            <text:p>65.42</text:p>
          </table:table-cell>
          <table:table-cell office:value-type="float" office:value="2.18" calcext:value-type="float">
            <text:p>2.18</text:p>
          </table:table-cell>
          <table:table-cell office:value-type="float" office:value="103.44" calcext:value-type="float">
            <text:p>103.44</text:p>
          </table:table-cell>
          <table:table-cell office:value-type="float" office:value="17.03" calcext:value-type="float">
            <text:p>17.0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23:00:15.099948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09:24.325762322</meta:creation-date>
    <dc:date>2020-06-04T08:55:44.085357644</dc:date>
    <meta:editing-duration>PT10H30M23S</meta:editing-duration>
    <meta:editing-cycles>12</meta:editing-cycles>
    <meta:generator>LibreOffice/6.0.7.3$Linux_X86_64 LibreOffice_project/00m0$Build-3</meta:generator>
    <meta:document-statistic meta:table-count="1" meta:cell-count="245" meta:object-count="0"/>
  </office:meta>
</office:document-meta>
</file>